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49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4-09-10" calcext:value-type="date">
            <text:p>10/09/2024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4-11-01" calcext:value-type="date">
            <text:p>01/11/2024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4-12-02" calcext:value-type="date">
            <text:p>02/12/2024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1-06" calcext:value-type="date">
            <text:p>06/01/2025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1-06" calcext:value-type="date">
            <text:p>06/01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7]-[.F7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8]-[.F8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5-15" calcext:value-type="date">
            <text:p>15/05/2025</text:p>
          </table:table-cell>
          <table:table-cell table:style-name="ce59" table:formula="of:=[.C9]-[.F9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6-06" calcext:value-type="date">
            <text:p>06/06/2025</text:p>
          </table:table-cell>
          <table:table-cell table:style-name="ce59" table:formula="of:=[.C10]-[.F10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6-06" calcext:value-type="date">
            <text:p>06/06/2025</text:p>
          </table:table-cell>
          <table:table-cell table:style-name="ce59" table:formula="of:=[.C11]-[.F11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8-08" calcext:value-type="date">
            <text:p>08/08/2025</text:p>
          </table:table-cell>
          <table:table-cell table:style-name="ce59" table:formula="of:=[.C12]-[.F1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8-08" calcext:value-type="date">
            <text:p>08/08/2025</text:p>
          </table:table-cell>
          <table:table-cell table:style-name="ce59" table:formula="of:=[.C13]-[.F1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69"/>
          <table:table-cell table:style-name="ce59" table:formula="of:=[.C14]-[.F14]" office:value-type="float" office:value="150" calcext:value-type="float">
            <text:p>150,00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69"/>
          <table:table-cell table:style-name="ce59" table:formula="of:=[.C15]-[.F15]" office:value-type="float" office:value="150" calcext:value-type="float">
            <text:p>150,00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15])" office:value-type="float" office:value="300" calcext:value-type="float">
            <text:p>300,00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71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 DM""""""""""""""""""""""""""""""""""""""""""""""""""</number:text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33.688046439">00:00:00</text:time></text:span><text:span text:style-name="MT2"><text:s/></text:span></text:p>
        </style:region-center>
        <style:region-right>
          <text:p><text:span text:style-name="MT4">José Cícero de Lim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Cícero de Lima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33.69012983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10-01T10:56:34.008992976</dc:date>
    <dc:language>pt-PT</dc:language>
    <meta:editing-cycles>429</meta:editing-cycles>
    <meta:editing-duration>PT13H11M8S</meta:editing-duration>
    <meta:document-statistic meta:table-count="1" meta:cell-count="106" meta:object-count="0"/>
    <meta:user-defined meta:name="Info 0"/>
    <meta:user-defined meta:name="Info 1"/>
    <meta:user-defined meta:name="Info 2"/>
    <meta:user-defined meta:name="Info 3"/>
  </office:meta>
</office:document-meta>
</file>